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ba0da" officeooo:paragraph-rsid="001ba0da" style:font-size-asian="28pt" style:font-size-complex="28pt"/>
    </style:style>
    <style:style style:name="P2" style:family="paragraph" style:parent-style-name="Standard">
      <style:text-properties fo:font-size="12pt" officeooo:rsid="001ba0da" officeooo:paragraph-rsid="001ba0da" style:font-size-asian="10.5pt" style:font-size-complex="12pt"/>
    </style:style>
    <style:style style:name="P3" style:family="paragraph" style:parent-style-name="Standard">
      <style:text-properties fo:font-size="12pt" officeooo:rsid="001ba0da" officeooo:paragraph-rsid="001cdd62" style:font-size-asian="10.5pt" style:font-size-complex="12pt"/>
    </style:style>
    <style:style style:name="P4" style:family="paragraph" style:parent-style-name="Standard">
      <style:text-properties fo:font-size="12pt" officeooo:rsid="001cdd62" officeooo:paragraph-rsid="001cdd62" style:font-size-asian="10.5pt" style:font-size-complex="12pt"/>
    </style:style>
    <style:style style:name="P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1ba0da" officeooo:paragraph-rsid="001ba0da" style:font-size-asian="10.5pt" style:font-size-complex="12pt"/>
    </style:style>
    <style:style style:name="P6" style:family="paragraph" style:parent-style-name="Standard">
      <style:text-properties fo:font-size="36pt" officeooo:rsid="001ba0da" officeooo:paragraph-rsid="001ba0da" style:font-size-asian="36pt" style:font-size-complex="36pt"/>
    </style:style>
    <style:style style:name="P7" style:family="paragraph" style:parent-style-name="Standard">
      <style:text-properties fo:font-size="12pt" officeooo:rsid="001cdd62" officeooo:paragraph-rsid="001cdd62" style:font-size-asian="10.5pt" style:font-size-complex="12pt"/>
    </style:style>
    <style:style style:name="P8" style:family="paragraph" style:parent-style-name="Standard">
      <style:text-properties fo:font-size="12pt" officeooo:rsid="001fd4f3" officeooo:paragraph-rsid="001fd4f3" style:font-size-asian="10.5pt" style:font-size-complex="12pt"/>
    </style:style>
    <style:style style:name="P9" style:family="paragraph" style:parent-style-name="Standard">
      <style:text-properties fo:font-size="12pt" officeooo:rsid="00217633" officeooo:paragraph-rsid="00217633" style:font-size-asian="10.5pt" style:font-size-complex="12pt"/>
    </style:style>
    <style:style style:name="P10" style:family="paragraph" style:parent-style-name="Standard">
      <style:text-properties fo:font-size="28pt" officeooo:rsid="001ba0da" officeooo:paragraph-rsid="001fd4f3" style:font-size-asian="28pt" style:font-size-complex="28pt"/>
    </style:style>
    <style:style style:name="P11" style:family="paragraph" style:parent-style-name="Standard">
      <style:text-properties fo:font-size="28pt" officeooo:rsid="001ba0da" officeooo:paragraph-rsid="00217633" style:font-size-asian="28pt" style:font-size-complex="28pt"/>
    </style:style>
    <style:style style:name="P12" style:family="paragraph" style:parent-style-name="Standard">
      <style:text-properties fo:font-size="14pt" officeooo:rsid="001ba0da" officeooo:paragraph-rsid="001fd4f3" style:font-size-asian="12.25pt" style:font-size-complex="14pt"/>
    </style:style>
    <style:style style:name="P13" style:family="paragraph" style:parent-style-name="Standard">
      <style:text-properties fo:font-size="13pt" officeooo:rsid="001fd4f3" officeooo:paragraph-rsid="001fd4f3" style:font-size-asian="11.3500003814697pt" style:font-size-complex="13pt"/>
    </style:style>
    <style:style style:name="P14" style:family="paragraph" style:parent-style-name="Standard">
      <style:text-properties fo:font-size="13pt" officeooo:rsid="00217633" officeooo:paragraph-rsid="00217633" style:font-size-asian="11.3500003814697pt" style:font-size-complex="13pt"/>
    </style:style>
    <style:style style:name="P1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1cdd62" officeooo:paragraph-rsid="001cdd62" style:font-size-asian="10.5pt" style:font-size-complex="12pt"/>
    </style:style>
    <style:style style:name="P1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2pt" officeooo:rsid="001fd4f3" officeooo:paragraph-rsid="001fd4f3" style:font-size-asian="10.5pt" style:font-size-complex="12pt"/>
    </style:style>
    <style:style style:name="P1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3pt" officeooo:rsid="001fd4f3" officeooo:paragraph-rsid="001fd4f3" style:font-size-asian="11.3500003814697pt" style:font-size-complex="13pt"/>
    </style:style>
    <style:style style:name="P1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3pt" officeooo:rsid="00217633" officeooo:paragraph-rsid="00217633" style:font-size-asian="11.3500003814697pt" style:font-size-complex="1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1fd4f3" style:font-size-asian="36pt" style:font-size-complex="36pt"/>
    </style:style>
    <style:style style:name="T3" style:family="text">
      <style:text-properties fo:font-size="36pt" officeooo:rsid="00217633" style:font-size-asian="36pt" style:font-size-complex="36pt"/>
    </style:style>
    <style:style style:name="T4" style:family="text">
      <style:text-properties officeooo:rsid="001cdd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Practice Problems 5</text:span></text:p>
      <text:p text:style-name="P6"/>
      <text:p text:style-name="P2">1) Random Function to get single digit</text:p>
      <text:p text:style-name="P2"/>
      <text:p text:style-name="P2"><text:tab/>#!/bin/bash</text:p>
      <text:p text:style-name="P2"><text:tab/>RANDOM=$$</text:p>
      <text:p text:style-name="P2"><text:tab/>echo $(($RANDOM%9+1))</text:p>
      <text:p text:style-name="P5"/>
      <text:p text:style-name="P2"/>
      <text:p text:style-name="P2">2) Random Function to get single digit 1 to 6</text:p>
      <text:p text:style-name="P2"/>
      <text:p text:style-name="P2"><text:s text:c="5"/>#!/bin/bash -x </text:p>
      <text:p text:style-name="P2"/>
      <text:p text:style-name="P2"><text:s text:c="5"/>RANDOM=$$</text:p>
      <text:p text:style-name="P2"/>
      <text:p text:style-name="P2"><text:s text:c="4"/>for i in `seq 10`</text:p>
      <text:p text:style-name="P2"><text:s text:c="4"/>do</text:p>
      <text:p text:style-name="P2"><text:s text:c="6"/>echo $(($RANDOM % 6+1))</text:p>
      <text:p text:style-name="P5"><text:s text:c="4"/>done</text:p>
      <text:p text:style-name="P2"/>
      <text:p text:style-name="P2">3)Add two random numbers </text:p>
      <text:p text:style-name="P3"><text:tab/><text:span text:style-name="T4">#!/bin/bash -x</text:span></text:p>
      <text:p text:style-name="P4"><text:tab/>sum=0</text:p>
      <text:p text:style-name="P4"><text:s text:c="4"/><text:tab/>for((i=0; i&lt;=5; i++))</text:p>
      <text:p text:style-name="P4"><text:s text:c="4"/><text:tab/>{</text:p>
      <text:p text:style-name="P4"><text:s text:c="6"/><text:tab/>sum=$((sum+ RANDOM % 6 + 1))</text:p>
      <text:p text:style-name="P4"><text:s text:c="4"/><text:tab/>}</text:p>
      <text:p text:style-name="P4"><text:s text:c="16"/>avg=$(($sum/5))</text:p>
      <text:p text:style-name="P4"><text:s text:c="16"/>echo $sum</text:p>
      <text:p text:style-name="P4"><text:s text:c="16"/>echo $avg</text:p>
      <text:p text:style-name="P4"/>
      <text:p text:style-name="P4"/>
      <text:p text:style-name="P15"/>
      <text:p text:style-name="P4"/>
      <text:p text:style-name="P8">4) Write a program that reads 5 Random 2 Digit values , then find their sum and the average.</text:p>
      <text:p text:style-name="P8"/>
      <text:p text:style-name="P8">#!/bin/bash -x</text:p>
      <text:p text:style-name="P8">sum=0</text:p>
      <text:p text:style-name="P8"><text:s text:c="4"/>for((i=0; i&lt;=5; i++))</text:p>
      <text:p text:style-name="P8"><text:s text:c="4"/>{</text:p>
      <text:p text:style-name="P8"><text:s text:c="6"/>sum=$((sum+ RANDOM % 6 + 1))</text:p>
      <text:p text:style-name="P8"><text:s text:c="4"/>}</text:p>
      <text:p text:style-name="P8"><text:tab/><text:tab/>avg=$(($sum/5))</text:p>
      <text:p text:style-name="P8"><text:tab/><text:tab/>echo $sum</text:p>
      <text:p text:style-name="P8"><text:tab/><text:tab/>echo $avg</text:p>
      <text:p text:style-name="P8"/>
      <text:p text:style-name="P16"/>
      <text:p text:style-name="P8"/>
      <text:p text:style-name="P8">5) <text:s/>Unit Conversion</text:p>
      <text:p text:style-name="P8">a. 1ft = 12 in then 42 in = ? ft</text:p>
      <text:p text:style-name="P8">b. Rectangular Plot of 60 feet x 40 feet in meters</text:p>
      <text:p text:style-name="P8">c. Calculate area of 25 such plots in acres</text:p>
      <text:p text:style-name="P8"/>
      <text:p text:style-name="P8"/>
      <text:p text:style-name="P8"/>
      <text:p text:style-name="P8"/>
      <text:p text:style-name="P8">a)</text:p>
      <text:p text:style-name="P8"/>
      <text:p text:style-name="P8"/>
      <text:p text:style-name="P8"><text:s/>#!/bin/bash -x</text:p>
      <text:p text:style-name="P8"/>
      <text:p text:style-name="P8"/>
      <text:p text:style-name="P8">read -p "Enter the value to convert from ft to inches" x</text:p>
      <text:p text:style-name="P8"/>
      <text:p text:style-name="P8"/>
      <text:p text:style-name="P8"/>
      <text:p text:style-name="P8"/>
      <text:p text:style-name="P8">echo "scale=2;$x/12" | bc </text:p>
      <text:p text:style-name="P16"/>
      <text:p text:style-name="P8">b) </text:p>
      <text:p text:style-name="P8"/>
      <text:p text:style-name="P8">#!/bin/bash -x</text:p>
      <text:p text:style-name="P8"/>
      <text:p text:style-name="P8"/>
      <text:p text:style-name="P8">read -p "Enter the length of rectangle in ft" x</text:p>
      <text:p text:style-name="P8">read -p "Enter the width of re</text:p>
      <text:p text:style-name="P8"/>
      <text:p text:style-name="P8">z=$(($x * $y)) | bc</text:p>
      <text:p text:style-name="P8"/>
      <text:p text:style-name="P8">echo "scale=2;$z/10.764" </text:p>
      <text:p text:style-name="P16"/>
      <text:p text:style-name="P8"/>
      <text:p text:style-name="P8">c)</text:p>
      <text:p text:style-name="P8"/>
      <text:p text:style-name="P8"><text:s/>#!/bin/bash -x</text:p>
      <text:p text:style-name="P8"/>
      <text:p text:style-name="P8"/>
      <text:p text:style-name="P8">read -p "Enter the length of rectangle in ft " x</text:p>
      <text:p text:style-name="P8">read -p "Enter the width of rectangle in ft" y</text:p>
      <text:p text:style-name="P8"/>
      <text:p text:style-name="P8"/>
      <text:p text:style-name="P8"/>
      <text:p text:style-name="P8"/>
      <text:p text:style-name="P8">echo "scale=2;(($x*$y)/10.764)*25" | bc </text:p>
      <text:p text:style-name="P8"/>
      <text:p text:style-name="P16"/>
      <text:p text:style-name="P8"/>
      <text:p text:style-name="P8"/>
      <text:p text:style-name="P10"><text:span text:style-name="T1">Practice Problems 5 </text:span><text:span text:style-name="T2">DAY 2</text:span></text:p>
      <text:p text:style-name="P12"/>
      <text:p text:style-name="P13">1)Write a program that reads 5 Random 3 Digit values and then outputs the minimum and the maximum value</text:p>
      <text:p text:style-name="P13"/>
      <text:p text:style-name="P13"/>
      <text:p text:style-name="P13">#!/bin/bash</text:p>
      <text:p text:style-name="P13">MAXCOUNT=4</text:p>
      <text:p text:style-name="P13">n=5</text:p>
      <text:p text:style-name="P13">i=0</text:p>
      <text:p text:style-name="P13"/>
      <text:p text:style-name="P13">while [ "$i" -le $MAXCOUNT ]; do</text:p>
      <text:p text:style-name="P13"><text:s/>nos[$i]=$RANDOM</text:p>
      <text:p text:style-name="P13"><text:s/>let "i += 1"</text:p>
      <text:p text:style-name="P13">done</text:p>
      <text:p text:style-name="P13"/>
      <text:p text:style-name="P13"/>
      <text:p text:style-name="P13">#printing the entered number</text:p>
      <text:p text:style-name="P13">echo "number entered are"</text:p>
      <text:p text:style-name="P13">for((i=0;i&lt;n;i++))</text:p>
      <text:p text:style-name="P13">do</text:p>
      <text:p text:style-name="P13">echo ${nos[$i]}</text:p>
      <text:p text:style-name="P13">done</text:p>
      <text:p text:style-name="P13">#main loop</text:p>
      <text:p text:style-name="P13">small=${nos[0]}</text:p>
      <text:p text:style-name="P13">greatest=${nos[0]}</text:p>
      <text:p text:style-name="P13">for((i=0;i&lt;n;i++))</text:p>
      <text:p text:style-name="P13">do</text:p>
      <text:p text:style-name="P13">#logic for smallest number</text:p>
      <text:p text:style-name="P13">if [ ${nos[$i]} -lt $small ]; then</text:p>
      <text:p text:style-name="P13">small=${nos[$i]}</text:p>
      <text:p text:style-name="P13">#logic for greatest number</text:p>
      <text:p text:style-name="P13">elif [ ${nos[$i]} -gt $greatest ]; then</text:p>
      <text:p text:style-name="P13">greatest=${nos[$i]}</text:p>
      <text:p text:style-name="P13">fi</text:p>
      <text:p text:style-name="P13">done</text:p>
      <text:p text:style-name="P13">#printing smallest and greatest number</text:p>
      <text:p text:style-name="P13">echo "smallest number in an array is $small"</text:p>
      <text:p text:style-name="P13">echo "greatest number in an array is $greatest"</text:p>
      <text:p text:style-name="P13"/>
      <text:p text:style-name="P13"/>
      <text:p text:style-name="P17"/>
      <text:p text:style-name="P13"/>
      <text:p text:style-name="P13">3) <text:s/>Write a program that takes a year as input and outputs the Year is a Leap Year or not a Leap Year. A Leap Year checks for 4 Digit Number, Divisible by 4 and <text:s text:c="2"/></text:p>
      <text:p text:style-name="P13"><text:s text:c="7"/>not 100 unlessdivisible by 400.</text:p>
      <text:p text:style-name="P8"/>
      <text:p text:style-name="P8"/>
      <text:p text:style-name="P8"/>
      <text:p text:style-name="P8">#!/bin/bash</text:p>
      <text:p text:style-name="P8"><text:s/></text:p>
      <text:p text:style-name="P8"/>
      <text:p text:style-name="P8">yy=0</text:p>
      <text:p text:style-name="P8">isleap="false"</text:p>
      <text:p text:style-name="P8"><text:s/></text:p>
      <text:p text:style-name="P8">echo -n "Enter year (yyyy) : "</text:p>
      <text:p text:style-name="P8">read yy</text:p>
      <text:p text:style-name="P8"><text:s/></text:p>
      <text:p text:style-name="P8"/>
      <text:p text:style-name="P8"><text:s/></text:p>
      <text:p text:style-name="P8">if [ $((yy % 4)) -ne 0 ] ; then</text:p>
      <text:p text:style-name="P8"><text:s text:c="2"/>:</text:p>
      <text:p text:style-name="P8">elif [ $((yy % 400)) -eq 0 ] ; then</text:p>
      <text:p text:style-name="P8"/>
      <text:p text:style-name="P8"><text:s text:c="3"/>isleap="true"</text:p>
      <text:p text:style-name="P8">elif [ $((yy % 100)) -eq 0 ] ; then</text:p>
      <text:p text:style-name="P8"><text:s text:c="3"/>:</text:p>
      <text:p text:style-name="P8">else</text:p>
      <text:p text:style-name="P8"/>
      <text:p text:style-name="P8"><text:s text:c="3"/>isleap="true"</text:p>
      <text:p text:style-name="P8">fi</text:p>
      <text:p text:style-name="P8">if [ "$isleap" == "true" ];</text:p>
      <text:p text:style-name="P8">then</text:p>
      <text:p text:style-name="P8"><text:s text:c="3"/>echo "True it's a leap year"</text:p>
      <text:p text:style-name="P8">else</text:p>
      <text:p text:style-name="P8"><text:s text:c="3"/>echo "False it's not a leap year"</text:p>
      <text:p text:style-name="P8">fi</text:p>
      <text:p text:style-name="P8"/>
      <text:p text:style-name="P16"/>
      <text:p text:style-name="P8"/>
      <text:p text:style-name="P8">4) <text:s/>Write a program to simulate a coin flip and print out "Heads" or "Tails" accordingly.</text:p>
      <text:p text:style-name="P8"/>
      <text:p text:style-name="P8"/>
      <text:p text:style-name="P8">#!/bin/bash</text:p>
      <text:p text:style-name="P8"/>
      <text:p text:style-name="P8"/>
      <text:p text:style-name="P8">FLIP=$(($RANDOM %2))</text:p>
      <text:p text:style-name="P8"/>
      <text:p text:style-name="P8"/>
      <text:p text:style-name="P8">if [ $FLIP -eq 1 ];then</text:p>
      <text:p text:style-name="P8"><text:s text:c="4"/>echo "heads"</text:p>
      <text:p text:style-name="P8">else</text:p>
      <text:p text:style-name="P8"><text:s text:c="4"/>echo "tails"</text:p>
      <text:p text:style-name="P8">fi</text:p>
      <text:p text:style-name="P8"/>
      <text:p text:style-name="P16"/>
      <text:p text:style-name="P8"/>
      <text:p text:style-name="P10"><text:span text:style-name="T1">Practice Problems 5 </text:span><text:span text:style-name="T2">PROB </text:span><text:span text:style-name="T3">2</text:span></text:p>
      <text:p text:style-name="P10"><text:span text:style-name="T2"/></text:p>
      <text:p text:style-name="P13">1) Read a single digit number and write the number in word</text:p>
      <text:p text:style-name="P13"/>
      <text:p text:style-name="P13">#!/bin/bash</text:p>
      <text:p text:style-name="P13"/>
      <text:p text:style-name="P13">arr=(zero one two three four five six sevem eight nine)</text:p>
      <text:p text:style-name="P13"/>
      <text:p text:style-name="P13">read -p "Enter the single digit" n</text:p>
      <text:p text:style-name="P13"/>
      <text:p text:style-name="P13">if (($n &gt;=0 &amp;&amp; $n&lt;=9))</text:p>
      <text:p text:style-name="P13">then</text:p>
      <text:p text:style-name="P13"><text:s text:c="8"/>echo ${arr[$n]}</text:p>
      <text:p text:style-name="P13">else</text:p>
      <text:p text:style-name="P13"><text:s text:c="8"/>echo "Please enter the single digit value"</text:p>
      <text:p text:style-name="P13"/>
      <text:p text:style-name="P13">fi</text:p>
      <text:p text:style-name="P13"/>
      <text:p text:style-name="P17"/>
      <text:p text:style-name="P13"/>
      <text:p text:style-name="P13">2) Read a Number and Display the week day (Sunday, Monday,...)</text:p>
      <text:p text:style-name="P13"/>
      <text:p text:style-name="P14">#!/bin/bash</text:p>
      <text:p text:style-name="P14"/>
      <text:p text:style-name="P14"/>
      <text:p text:style-name="P14">read -p "Enter the number between 0 to 6" n</text:p>
      <text:p text:style-name="P14"/>
      <text:p text:style-name="P14">if (($n &gt;=0 &amp;&amp; $n&lt;=6))</text:p>
      <text:p text:style-name="P14">then</text:p>
      <text:p text:style-name="P14"><text:tab/>if (($n ==0))</text:p>
      <text:p text:style-name="P14"><text:tab/>then</text:p>
      <text:p text:style-name="P14"><text:tab/><text:tab/>echo "Sunday"</text:p>
      <text:p text:style-name="P14"/>
      <text:p text:style-name="P14"><text:tab/>elif(($n ==1))</text:p>
      <text:p text:style-name="P14"><text:tab/>then</text:p>
      <text:p text:style-name="P14"><text:tab/><text:tab/><text:tab/>echo "Monday"</text:p>
      <text:p text:style-name="P14"/>
      <text:p text:style-name="P14"/>
      <text:p text:style-name="P14"><text:s text:c="3"/>elif(($n ==2))</text:p>
      <text:p text:style-name="P14"><text:s text:c="3"/>then</text:p>
      <text:p text:style-name="P14"><text:s text:c="9"/>echo "Tuesday"</text:p>
      <text:p text:style-name="P14"/>
      <text:p text:style-name="P14"><text:s text:c="3"/>elif(($n ==3))</text:p>
      <text:p text:style-name="P14"><text:s text:c="3"/>then</text:p>
      <text:p text:style-name="P14"><text:s text:c="9"/>echo "Wednesday"</text:p>
      <text:p text:style-name="P14"/>
      <text:p text:style-name="P14"><text:s text:c="3"/>elif(($n ==4))</text:p>
      <text:p text:style-name="P14"><text:s text:c="3"/>then</text:p>
      <text:p text:style-name="P14"><text:s text:c="9"/>echo "Thursday"</text:p>
      <text:p text:style-name="P14"/>
      <text:p text:style-name="P14"><text:s text:c="3"/>elif(($n ==5))</text:p>
      <text:p text:style-name="P14"><text:s text:c="3"/>then</text:p>
      <text:p text:style-name="P14"><text:s text:c="9"/>echo "Friday"</text:p>
      <text:p text:style-name="P14"/>
      <text:p text:style-name="P14"><text:s text:c="3"/>elif(($n ==6))</text:p>
      <text:p text:style-name="P14"><text:s text:c="3"/>then</text:p>
      <text:p text:style-name="P14"><text:s text:c="9"/>echo "Saturday"</text:p>
      <text:p text:style-name="P14"><text:tab/>fi</text:p>
      <text:p text:style-name="P14"/>
      <text:p text:style-name="P14">else</text:p>
      <text:p text:style-name="P14"><text:tab/>echo "Please enter the number between the range"</text:p>
      <text:p text:style-name="P14"/>
      <text:p text:style-name="P14"/>
      <text:p text:style-name="P14">fi</text:p>
      <text:p text:style-name="P14"/>
      <text:p text:style-name="P14"/>
      <text:p text:style-name="P14"/>
      <text:p text:style-name="P14"/>
      <text:p text:style-name="P18"/>
      <text:p text:style-name="P14"/>
      <text:p text:style-name="P14">3) Read a Number 1, 10, 100, 1000, etc and display unit, ten, hundred,...</text:p>
      <text:p text:style-name="P14"/>
      <text:p text:style-name="P14"/>
      <text:p text:style-name="P14">read -p "Enter the value" b</text:p>
      <text:p text:style-name="P14"/>
      <text:p text:style-name="P14"/>
      <text:p text:style-name="P14">u=$(($b%10))</text:p>
      <text:p text:style-name="P14">t=$((($b/10)%10))</text:p>
      <text:p text:style-name="P14">h=$((($b/100)%10))</text:p>
      <text:p text:style-name="P14">th=$(($b/1000))</text:p>
      <text:p text:style-name="P14"/>
      <text:p text:style-name="P14"/>
      <text:p text:style-name="P14"/>
      <text:p text:style-name="P14">echo "Thousands= $th Hundreds=$h Tens= $t Units=$u"</text:p>
      <text:p text:style-name="P14"/>
      <text:p text:style-name="P18"/>
      <text:p text:style-name="P14"/>
      <text:p text:style-name="P14">4) Enter 3 Numbers do following arithmetic operation and find the one that</text:p>
      <text:p text:style-name="P14"/>
      <text:p text:style-name="P14">is maximum and minimum</text:p>
      <text:p text:style-name="P14">1. a + b * c 3. c + a / b</text:p>
      <text:p text:style-name="P14">2. a % b + c 4. a * b + c</text:p>
      <text:p text:style-name="P14"/>
      <text:p text:style-name="P14"/>
      <text:p text:style-name="P14">#!/bin/bash</text:p>
      <text:p text:style-name="P14"/>
      <text:p text:style-name="P14">echo "Enter Size(N)"</text:p>
      <text:p text:style-name="P14">read N</text:p>
      <text:p text:style-name="P14"/>
      <text:p text:style-name="P14">i=1</text:p>
      <text:p text:style-name="P14">max=0</text:p>
      <text:p text:style-name="P14"/>
      <text:p text:style-name="P14">echo "Enter Numbers"</text:p>
      <text:p text:style-name="P14">while [ $i -le $N ]</text:p>
      <text:p text:style-name="P14">do</text:p>
      <text:p text:style-name="P14"><text:s text:c="2"/>read num</text:p>
      <text:p text:style-name="P14"><text:s text:c="2"/>if [ $i -eq 1 ] <text:s/>#set first number as max</text:p>
      <text:p text:style-name="P14"><text:s text:c="2"/>then</text:p>
      <text:p text:style-name="P14"><text:s text:c="6"/>max=$num</text:p>
      <text:p text:style-name="P14"><text:s text:c="2"/>else <text:s text:c="12"/>#from number 2 update max if the num &gt; max.</text:p>
      <text:p text:style-name="P14"><text:s text:c="6"/>if [ $num -gt $max ]</text:p>
      <text:p text:style-name="P14"><text:s text:c="6"/>then</text:p>
      <text:p text:style-name="P14"><text:s text:c="8"/>max=$num</text:p>
      <text:p text:style-name="P14"><text:s text:c="6"/>fi</text:p>
      <text:p text:style-name="P14"><text:s text:c="2"/>fi</text:p>
      <text:p text:style-name="P14"><text:s text:c="2"/>i=$((i + 1)) <text:s/>#increment i by 1</text:p>
      <text:p text:style-name="P14">done</text:p>
      <text:p text:style-name="P14"/>
      <text:p text:style-name="P14">echo $max</text:p>
      <text:p text:style-name="P14"/>
      <text:p text:style-name="P14"/>
      <text:p text:style-name="P18"/>
      <text:p text:style-name="P14"/>
      <text:p text:style-name="P14"/>
      <text:p text:style-name="P14"/>
      <text:p text:style-name="P11"><text:span text:style-name="T1">Practice Problems 5 </text:span><text:span text:style-name="T2">PROB 3</text:span></text:p>
      <text:p text:style-name="P11"><text:span text:style-name="T2"/></text:p>
      <text:p text:style-name="P14">1) Read a single digit number and write the number in word using Case</text:p>
      <text:p text:style-name="P14"/>
      <text:p text:style-name="P14">#!/bin/bash </text:p>
      <text:p text:style-name="P14">echo -n "Enter number : "</text:p>
      <text:p text:style-name="P14">read n</text:p>
      <text:p text:style-name="P14"/>
      <text:p text:style-name="P14"/>
      <text:p text:style-name="P14">if (($n &gt;=0 &amp;&amp; $n&lt;=9))</text:p>
      <text:p text:style-name="P14">then</text:p>
      <text:p text:style-name="P14"><text:s text:c="4"/>echo "Your number $n in words : "</text:p>
      <text:p text:style-name="P14"><text:s text:c="4"/>case $n in</text:p>
      <text:p text:style-name="P14"><text:s text:c="8"/>0) echo -n "zero " ;;</text:p>
      <text:p text:style-name="P14"><text:s text:c="8"/>1) echo -n "one " ;;</text:p>
      <text:p text:style-name="P14"><text:s text:c="8"/>2) echo -n "two " ;;</text:p>
      <text:p text:style-name="P14"><text:s text:c="8"/>3) echo -n "three " ;;</text:p>
      <text:p text:style-name="P14"><text:s text:c="8"/>4) echo -n "four " ;;</text:p>
      <text:p text:style-name="P14"><text:s text:c="8"/>5) echo -n "five " ;;</text:p>
      <text:p text:style-name="P14"><text:s text:c="8"/>6) echo -n "six " ;;</text:p>
      <text:p text:style-name="P14"><text:s text:c="8"/>7) echo -n "seven " ;;</text:p>
      <text:p text:style-name="P14"><text:s text:c="8"/>8) echo -n "eight " ;;</text:p>
      <text:p text:style-name="P14"><text:s text:c="8"/>9) echo -n "nine " ;;</text:p>
      <text:p text:style-name="P14"><text:s text:c="4"/>esac</text:p>
      <text:p text:style-name="P14"/>
      <text:p text:style-name="P14">else</text:p>
      <text:p text:style-name="P14"><text:tab/>echo "Please enter the single digit"</text:p>
      <text:p text:style-name="P14">fi</text:p>
      <text:p text:style-name="P14"><text:s/></text:p>
      <text:p text:style-name="P18"/>
      <text:p text:style-name="P14"/>
      <text:p text:style-name="P14">2) <text:s/>Read a Number and Display the week day (Sunday, Monday,...)</text:p>
      <text:p text:style-name="P14"/>
      <text:p text:style-name="P14">#!/bin/bash</text:p>
      <text:p text:style-name="P14"/>
      <text:p text:style-name="P14"/>
      <text:p text:style-name="P14">read -p "Enter the number between 0 to 6" n</text:p>
      <text:p text:style-name="P14"/>
      <text:p text:style-name="P14">if (($n &gt;=0 &amp;&amp; $n&lt;=6))</text:p>
      <text:p text:style-name="P14">then</text:p>
      <text:p text:style-name="P14"><text:tab/>case $n in</text:p>
      <text:p text:style-name="P14"><text:tab/><text:tab/>0) echo -n "Sunday" ;;</text:p>
      <text:p text:style-name="P14"><text:tab/><text:tab/>1) echo -n "Monday" ;;</text:p>
      <text:p text:style-name="P14"><text:s text:c="6"/>2) echo -n "Tuesday" ;;</text:p>
      <text:p text:style-name="P14"><text:s text:c="6"/>3) echo -n "Wednesday" ;;</text:p>
      <text:p text:style-name="P14"><text:s text:c="6"/>4) echo -n "Thursday" ;;</text:p>
      <text:p text:style-name="P14"><text:s text:c="6"/>5) echo -n "Friday" ;;</text:p>
      <text:p text:style-name="P14"><text:s text:c="6"/>6) echo -n "Saturday" ;;</text:p>
      <text:p text:style-name="P14"/>
      <text:p text:style-name="P14"><text:tab/>esac</text:p>
      <text:p text:style-name="P14"/>
      <text:p text:style-name="P14">else</text:p>
      <text:p text:style-name="P14"><text:tab/>echo "Please enter the number between the range"</text:p>
      <text:p text:style-name="P14"/>
      <text:p text:style-name="P14"/>
      <text:p text:style-name="P14">fi</text:p>
      <text:p text:style-name="P14"/>
      <text:p text:style-name="P14"/>
      <text:p text:style-name="P14"/>
      <text:p text:style-name="P14"/>
      <text:p text:style-name="P18"/>
      <text:p text:style-name="P14"/>
      <text:p text:style-name="P14">3) <text:s/>Read a Number 1, 10, 100, 1000, etc and display unit, ten, hundred,...</text:p>
      <text:p text:style-name="P14"/>
      <text:p text:style-name="P14"/>
      <text:p text:style-name="P14">#!/bin/bash </text:p>
      <text:p text:style-name="P14">echo -n "Enter number : "</text:p>
      <text:p text:style-name="P14">read n</text:p>
      <text:p text:style-name="P14"/>
      <text:p text:style-name="P14"/>
      <text:p text:style-name="P14">if (($n &gt;=0 &amp;&amp; $n&lt;=9))</text:p>
      <text:p text:style-name="P14">then</text:p>
      <text:p text:style-name="P14"><text:s text:c="4"/>echo "Your number $n in words : "</text:p>
      <text:p text:style-name="P14"><text:s text:c="4"/>case $n in</text:p>
      <text:p text:style-name="P14"><text:s text:c="8"/>0) echo -n "zero " ;;</text:p>
      <text:p text:style-name="P14"><text:s text:c="8"/>1) echo -n "one " ;;</text:p>
      <text:p text:style-name="P14"><text:s text:c="8"/>2) echo -n "two " ;;</text:p>
      <text:p text:style-name="P14"><text:s text:c="8"/>3) echo -n "three " ;;</text:p>
      <text:p text:style-name="P14"><text:s text:c="8"/>4) echo -n "four " ;;</text:p>
      <text:p text:style-name="P14"><text:s text:c="8"/>5) echo -n "five " ;;</text:p>
      <text:p text:style-name="P14"><text:s text:c="8"/>6) echo -n "six " ;;</text:p>
      <text:p text:style-name="P14"><text:s text:c="8"/>7) echo -n "seven " ;;</text:p>
      <text:p text:style-name="P14"><text:s text:c="8"/>8) echo -n "eight " ;;</text:p>
      <text:p text:style-name="P14"><text:s text:c="8"/>9) echo -n "nine " ;;</text:p>
      <text:p text:style-name="P14"><text:s text:c="4"/>esac</text:p>
      <text:p text:style-name="P14"/>
      <text:p text:style-name="P14">else</text:p>
      <text:p text:style-name="P14"><text:tab/>echo "Please enter the single digit"</text:p>
      <text:p text:style-name="P14">fi</text:p>
      <text:p text:style-name="P14"><text:s/></text:p>
      <text:p text:style-name="P18"/>
      <text:p text:style-name="P14"/>
      <text:p text:style-name="P14">4) <text:s/>Write a program that takes User Inputs and does Unit Conversion of different Length units</text:p>
      <text:p text:style-name="P14">1. Feet to Inch 3. Inch to Feet</text:p>
      <text:p text:style-name="P14">2. Feet to Meter 4. Meter to Feet</text:p>
      <text:p text:style-name="P8"/>
      <text:p text:style-name="P8"/>
      <text:p text:style-name="P9"># !/bin/bash </text:p>
      <text:p text:style-name="P9"><text:s text:c="2"/></text:p>
      <text:p text:style-name="P9"/>
      <text:p text:style-name="P9">echo "Enter Two numbers : "</text:p>
      <text:p text:style-name="P9">read a <text:s/></text:p>
      <text:p text:style-name="P9"><text:s text:c="2"/></text:p>
      <text:p text:style-name="P9"><text:s/></text:p>
      <text:p text:style-name="P9">echo "Enter Choice :"</text:p>
      <text:p text:style-name="P9">echo "1. Feet to Inch"</text:p>
      <text:p text:style-name="P9">echo "2. Feet to Meter"</text:p>
      <text:p text:style-name="P9">echo "3. Inch to Feet"</text:p>
      <text:p text:style-name="P9">echo "4. Meter to Feet"</text:p>
      <text:p text:style-name="P9">read ch </text:p>
      <text:p text:style-name="P9"><text:s text:c="2"/></text:p>
      <text:p text:style-name="P9"/>
      <text:p text:style-name="P9">case $ch in</text:p>
      <text:p text:style-name="P9"><text:s text:c="2"/>1)res=`echo $a \* 12 | bc` </text:p>
      <text:p text:style-name="P9"><text:s text:c="2"/>;; </text:p>
      <text:p text:style-name="P9"><text:s text:c="2"/>2)res=`echo "scale=2; $a / 3.281" | bc`</text:p>
      <text:p text:style-name="P9"><text:s text:c="2"/>;; </text:p>
      <text:p text:style-name="P9"><text:s text:c="2"/>3)res=`echo "scale=2; $a / 12" | bc`</text:p>
      <text:p text:style-name="P9"><text:s text:c="2"/>;; </text:p>
      <text:p text:style-name="P9"><text:s text:c="2"/>4)res=`echo $a \* 3.281 | bc` <text:s/></text:p>
      <text:p text:style-name="P9"><text:s text:c="2"/>;; </text:p>
      <text:p text:style-name="P9">esac</text:p>
      <text:p text:style-name="P9">echo "Result : $re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11:02:51.550299870</meta:creation-date>
    <dc:date>2020-06-14T18:30:26.126249650</dc:date>
    <meta:editing-duration>PT30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81" meta:word-count="1124" meta:character-count="6085" meta:non-whitespace-character-count="4628"/>
  </office:meta>
</office:document-meta>
</file>